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989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 table:number-columns-repeated="2"/>
          <table:table-cell office:value-type="string">
            <text:p>NVIDIA/modular</text:p>
          </table:table-cell>
          <table:table-cell office:value-type="string">
            <text:p>Gdev/modular</text:p>
          </table:table-cell>
          <table:table-cell office:value-type="string">
            <text:p>Gdev/shm</text:p>
          </table:table-cell>
        </table:table-row>
        <table:table-row table:style-name="ro2">
          <table:table-cell office:value-type="string">
            <text:p>mmul_tree</text:p>
          </table:table-cell>
          <table:table-cell office:value-type="string">
            <text:p>64x64</text:p>
          </table:table-cell>
          <table:table-cell office:value-type="float" office:value="2513614">
            <text:p>2513614</text:p>
          </table:table-cell>
          <table:table-cell office:value-type="float" office:value="825285">
            <text:p>825285</text:p>
          </table:table-cell>
          <table:table-cell office:value-type="float" office:value="785153">
            <text:p>785153</text:p>
          </table:table-cell>
        </table:table-row>
        <table:table-row table:style-name="ro2">
          <table:table-cell/>
          <table:table-cell office:value-type="string">
            <text:p>128x128</text:p>
          </table:table-cell>
          <table:table-cell office:value-type="float" office:value="2517183">
            <text:p>2517183</text:p>
          </table:table-cell>
          <table:table-cell office:value-type="float" office:value="865258">
            <text:p>865258</text:p>
          </table:table-cell>
          <table:table-cell office:value-type="float" office:value="803664">
            <text:p>803664</text:p>
          </table:table-cell>
        </table:table-row>
        <table:table-row table:style-name="ro2">
          <table:table-cell/>
          <table:table-cell office:value-type="string">
            <text:p>256x256</text:p>
          </table:table-cell>
          <table:table-cell office:value-type="float" office:value="2651673">
            <text:p>2651673</text:p>
          </table:table-cell>
          <table:table-cell office:value-type="float" office:value="921597">
            <text:p>921597</text:p>
          </table:table-cell>
          <table:table-cell office:value-type="float" office:value="866787">
            <text:p>866787</text:p>
          </table:table-cell>
        </table:table-row>
        <table:table-row table:style-name="ro2">
          <table:table-cell office:value-type="string">
            <text:p>mmul_rect</text:p>
          </table:table-cell>
          <table:table-cell office:value-type="string">
            <text:p>64x64</text:p>
          </table:table-cell>
          <table:table-cell office:value-type="float" office:value="2406530">
            <text:p>2406530</text:p>
          </table:table-cell>
          <table:table-cell office:value-type="float" office:value="784286">
            <text:p>784286</text:p>
          </table:table-cell>
          <table:table-cell office:value-type="float" office:value="777473">
            <text:p>777473</text:p>
          </table:table-cell>
        </table:table-row>
        <table:table-row table:style-name="ro2">
          <table:table-cell/>
          <table:table-cell office:value-type="string">
            <text:p>128x128</text:p>
          </table:table-cell>
          <table:table-cell office:value-type="float" office:value="2402039">
            <text:p>2402039</text:p>
          </table:table-cell>
          <table:table-cell office:value-type="float" office:value="811133">
            <text:p>811133</text:p>
          </table:table-cell>
          <table:table-cell office:value-type="float" office:value="802089">
            <text:p>802089</text:p>
          </table:table-cell>
        </table:table-row>
        <table:table-row table:style-name="ro2">
          <table:table-cell/>
          <table:table-cell office:value-type="string">
            <text:p>256x256</text:p>
          </table:table-cell>
          <table:table-cell office:value-type="float" office:value="2458321">
            <text:p>2458321</text:p>
          </table:table-cell>
          <table:table-cell office:value-type="float" office:value="874895">
            <text:p>874895</text:p>
          </table:table-cell>
          <table:table-cell office:value-type="float" office:value="847298">
            <text:p>847298</text:p>
          </table:table-cell>
        </table:table-row>
        <table:table-row table:style-name="ro2">
          <table:table-cell office:value-type="string">
            <text:p>madd_tree</text:p>
          </table:table-cell>
          <table:table-cell office:value-type="string">
            <text:p>256x256</text:p>
          </table:table-cell>
          <table:table-cell office:value-type="float" office:value="2553121">
            <text:p>2553121</text:p>
          </table:table-cell>
          <table:table-cell office:value-type="float" office:value="931725">
            <text:p>931725</text:p>
          </table:table-cell>
          <table:table-cell office:value-type="float" office:value="814450">
            <text:p>814450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office:value-type="float" office:value="2723530">
            <text:p>2723530</text:p>
          </table:table-cell>
          <table:table-cell office:value-type="float" office:value="946376">
            <text:p>946376</text:p>
          </table:table-cell>
          <table:table-cell office:value-type="float" office:value="820572">
            <text:p>820572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office:value-type="float" office:value="3171780">
            <text:p>3171780</text:p>
          </table:table-cell>
          <table:table-cell office:value-type="float" office:value="1424500">
            <text:p>1424500</text:p>
          </table:table-cell>
          <table:table-cell office:value-type="float" office:value="953322">
            <text:p>953322</text:p>
          </table:table-cell>
        </table:table-row>
        <table:table-row table:style-name="ro2">
          <table:table-cell office:value-type="string">
            <text:p>madd_rect</text:p>
          </table:table-cell>
          <table:table-cell office:value-type="string">
            <text:p>256x256</text:p>
          </table:table-cell>
          <table:table-cell office:value-type="float" office:value="2414449">
            <text:p>2414449</text:p>
          </table:table-cell>
          <table:table-cell office:value-type="float" office:value="817094">
            <text:p>817094</text:p>
          </table:table-cell>
          <table:table-cell office:value-type="float" office:value="794101">
            <text:p>794101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office:value-type="float" office:value="2555561">
            <text:p>2555561</text:p>
          </table:table-cell>
          <table:table-cell office:value-type="float" office:value="850571">
            <text:p>850571</text:p>
          </table:table-cell>
          <table:table-cell office:value-type="float" office:value="807616">
            <text:p>807616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office:value-type="float" office:value="2905546">
            <text:p>2905546</text:p>
          </table:table-cell>
          <table:table-cell office:value-type="float" office:value="1298091">
            <text:p>1298091</text:p>
          </table:table-cell>
          <table:table-cell office:value-type="float" office:value="985875">
            <text:p>985875</text:p>
          </table:table-cell>
        </table:table-row>
        <table:table-row table:style-name="ro2">
          <table:table-cell office:value-type="string">
            <text:p>mcopy_tree</text:p>
          </table:table-cell>
          <table:table-cell office:value-type="string">
            <text:p>256x256</text:p>
          </table:table-cell>
          <table:table-cell office:value-type="float" office:value="2547505">
            <text:p>2547505</text:p>
          </table:table-cell>
          <table:table-cell office:value-type="float" office:value="933288">
            <text:p>933288</text:p>
          </table:table-cell>
          <table:table-cell office:value-type="float" office:value="843104">
            <text:p>843104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office:value-type="float" office:value="2712176">
            <text:p>2712176</text:p>
          </table:table-cell>
          <table:table-cell office:value-type="float" office:value="952889">
            <text:p>952889</text:p>
          </table:table-cell>
          <table:table-cell office:value-type="float" office:value="866358">
            <text:p>866358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office:value-type="float" office:value="3149595">
            <text:p>3149595</text:p>
          </table:table-cell>
          <table:table-cell office:value-type="float" office:value="1460328">
            <text:p>1460328</text:p>
          </table:table-cell>
          <table:table-cell office:value-type="float" office:value="1044101">
            <text:p>1044101</text:p>
          </table:table-cell>
        </table:table-row>
        <table:table-row table:style-name="ro2">
          <table:table-cell office:value-type="string">
            <text:p>mcopy_rect</text:p>
          </table:table-cell>
          <table:table-cell office:value-type="string">
            <text:p>256x256</text:p>
          </table:table-cell>
          <table:table-cell office:value-type="float" office:value="2432693">
            <text:p>2432693</text:p>
          </table:table-cell>
          <table:table-cell office:value-type="float" office:value="855521">
            <text:p>855521</text:p>
          </table:table-cell>
          <table:table-cell office:value-type="float" office:value="800761">
            <text:p>800761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office:value-type="float" office:value="2554994">
            <text:p>2554994</text:p>
          </table:table-cell>
          <table:table-cell office:value-type="float" office:value="895675">
            <text:p>895675</text:p>
          </table:table-cell>
          <table:table-cell office:value-type="float" office:value="861115">
            <text:p>861115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office:value-type="float" office:value="2895954">
            <text:p>2895954</text:p>
          </table:table-cell>
          <table:table-cell office:value-type="float" office:value="1330525">
            <text:p>1330525</text:p>
          </table:table-cell>
          <table:table-cell office:value-type="float" office:value="1073067">
            <text:p>107306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VIDIA/modular</text:p>
          </table:table-cell>
          <table:table-cell office:value-type="string">
            <text:p>Gdev/modular</text:p>
          </table:table-cell>
          <table:table-cell office:value-type="string">
            <text:p>Gdev/shm</text:p>
          </table:table-cell>
        </table:table-row>
        <table:table-row table:style-name="ro2">
          <table:table-cell office:value-type="string">
            <text:p>mmul_tree</text:p>
          </table:table-cell>
          <table:table-cell office:value-type="string">
            <text:p>64x64</text:p>
          </table:table-cell>
          <table:table-cell table:formula="of:=[.D2]/[.C2]" office:value-type="float" office:value="0.32832606756646">
            <text:p>0.3283260676</text:p>
          </table:table-cell>
          <table:table-cell table:formula="of:=[.D2]/[.D2]" office:value-type="float" office:value="1">
            <text:p>1</text:p>
          </table:table-cell>
          <table:table-cell table:formula="of:=[.D2]/[.E2]" office:value-type="float" office:value="1.05111360460955">
            <text:p>1.0511136046</text:p>
          </table:table-cell>
        </table:table-row>
        <table:table-row table:style-name="ro2">
          <table:table-cell/>
          <table:table-cell office:value-type="string">
            <text:p>128x128</text:p>
          </table:table-cell>
          <table:table-cell table:formula="of:=[.D3]/[.C3]" office:value-type="float" office:value="0.34374060209369">
            <text:p>0.3437406021</text:p>
          </table:table-cell>
          <table:table-cell table:formula="of:=[.D3]/[.D3]" office:value-type="float" office:value="1">
            <text:p>1</text:p>
          </table:table-cell>
          <table:table-cell table:formula="of:=[.D3]/[.E3]" office:value-type="float" office:value="1.07664148201238">
            <text:p>1.076641482</text:p>
          </table:table-cell>
        </table:table-row>
        <table:table-row table:style-name="ro2">
          <table:table-cell/>
          <table:table-cell office:value-type="string">
            <text:p>256x256</text:p>
          </table:table-cell>
          <table:table-cell table:formula="of:=[.D4]/[.C4]" office:value-type="float" office:value="0.347553035385585">
            <text:p>0.3475530354</text:p>
          </table:table-cell>
          <table:table-cell table:formula="of:=[.D4]/[.D4]" office:value-type="float" office:value="1">
            <text:p>1</text:p>
          </table:table-cell>
          <table:table-cell table:formula="of:=[.D4]/[.E4]" office:value-type="float" office:value="1.06323352796016">
            <text:p>1.063233528</text:p>
          </table:table-cell>
        </table:table-row>
        <table:table-row table:style-name="ro2">
          <table:table-cell office:value-type="string">
            <text:p>mmul_rect</text:p>
          </table:table-cell>
          <table:table-cell office:value-type="string">
            <text:p>64x64</text:p>
          </table:table-cell>
          <table:table-cell table:formula="of:=[.D5]/[.C5]" office:value-type="float" office:value="0.325899116154795">
            <text:p>0.3258991162</text:p>
          </table:table-cell>
          <table:table-cell table:formula="of:=[.D5]/[.D5]" office:value-type="float" office:value="1">
            <text:p>1</text:p>
          </table:table-cell>
          <table:table-cell table:formula="of:=[.D5]/[.E5]" office:value-type="float" office:value="1.00876300527478">
            <text:p>1.0087630053</text:p>
          </table:table-cell>
        </table:table-row>
        <table:table-row table:style-name="ro2">
          <table:table-cell/>
          <table:table-cell office:value-type="string">
            <text:p>128x128</text:p>
          </table:table-cell>
          <table:table-cell table:formula="of:=[.D6]/[.C6]" office:value-type="float" office:value="0.337685191622617">
            <text:p>0.3376851916</text:p>
          </table:table-cell>
          <table:table-cell table:formula="of:=[.D6]/[.D6]" office:value-type="float" office:value="1">
            <text:p>1</text:p>
          </table:table-cell>
          <table:table-cell table:formula="of:=[.D6]/[.E6]" office:value-type="float" office:value="1.01127555670256">
            <text:p>1.0112755567</text:p>
          </table:table-cell>
        </table:table-row>
        <table:table-row table:style-name="ro2">
          <table:table-cell/>
          <table:table-cell office:value-type="string">
            <text:p>256x256</text:p>
          </table:table-cell>
          <table:table-cell table:formula="of:=[.D7]/[.C7]" office:value-type="float" office:value="0.355891277013864">
            <text:p>0.355891277</text:p>
          </table:table-cell>
          <table:table-cell table:formula="of:=[.D7]/[.D7]" office:value-type="float" office:value="1">
            <text:p>1</text:p>
          </table:table-cell>
          <table:table-cell table:formula="of:=[.D7]/[.E7]" office:value-type="float" office:value="1.03257059499727">
            <text:p>1.032570595</text:p>
          </table:table-cell>
        </table:table-row>
        <table:table-row table:style-name="ro2">
          <table:table-cell office:value-type="string">
            <text:p>madd_tree</text:p>
          </table:table-cell>
          <table:table-cell office:value-type="string">
            <text:p>256x256</text:p>
          </table:table-cell>
          <table:table-cell table:formula="of:=[.D8]/[.C8]" office:value-type="float" office:value="0.364935700266458">
            <text:p>0.3649357003</text:p>
          </table:table-cell>
          <table:table-cell table:formula="of:=[.D8]/[.D8]" office:value-type="float" office:value="1">
            <text:p>1</text:p>
          </table:table-cell>
          <table:table-cell table:formula="of:=[.D8]/[.E8]" office:value-type="float" office:value="1.14399287862975">
            <text:p>1.1439928786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table:formula="of:=[.D9]/[.C9]" office:value-type="float" office:value="0.347481393632528">
            <text:p>0.3474813936</text:p>
          </table:table-cell>
          <table:table-cell table:formula="of:=[.D9]/[.D9]" office:value-type="float" office:value="1">
            <text:p>1</text:p>
          </table:table-cell>
          <table:table-cell table:formula="of:=[.D9]/[.E9]" office:value-type="float" office:value="1.15331256733108">
            <text:p>1.1533125673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table:formula="of:=[.D10]/[.C10]" office:value-type="float" office:value="0.449116899658867">
            <text:p>0.4491168997</text:p>
          </table:table-cell>
          <table:table-cell table:formula="of:=[.D10]/[.D10]" office:value-type="float" office:value="1">
            <text:p>1</text:p>
          </table:table-cell>
          <table:table-cell table:formula="of:=[.D10]/[.E10]" office:value-type="float" office:value="1.49424853302452">
            <text:p>1.494248533</text:p>
          </table:table-cell>
        </table:table-row>
        <table:table-row table:style-name="ro2">
          <table:table-cell office:value-type="string">
            <text:p>madd_rect</text:p>
          </table:table-cell>
          <table:table-cell office:value-type="string">
            <text:p>256x256</text:p>
          </table:table-cell>
          <table:table-cell table:formula="of:=[.D11]/[.C11]" office:value-type="float" office:value="0.338418413476532">
            <text:p>0.3384184135</text:p>
          </table:table-cell>
          <table:table-cell table:formula="of:=[.D11]/[.D11]" office:value-type="float" office:value="1">
            <text:p>1</text:p>
          </table:table-cell>
          <table:table-cell table:formula="of:=[.D11]/[.E11]" office:value-type="float" office:value="1.02895475512561">
            <text:p>1.0289547551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table:formula="of:=[.D12]/[.C12]" office:value-type="float" office:value="0.332831421359146">
            <text:p>0.3328314214</text:p>
          </table:table-cell>
          <table:table-cell table:formula="of:=[.D12]/[.D12]" office:value-type="float" office:value="1">
            <text:p>1</text:p>
          </table:table-cell>
          <table:table-cell table:formula="of:=[.D12]/[.E12]" office:value-type="float" office:value="1.05318740589587">
            <text:p>1.0531874059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table:formula="of:=[.D13]/[.C13]" office:value-type="float" office:value="0.44676319011986">
            <text:p>0.4467631901</text:p>
          </table:table-cell>
          <table:table-cell table:formula="of:=[.D13]/[.D13]" office:value-type="float" office:value="1">
            <text:p>1</text:p>
          </table:table-cell>
          <table:table-cell table:formula="of:=[.D13]/[.E13]" office:value-type="float" office:value="1.31668923545074">
            <text:p>1.3166892355</text:p>
          </table:table-cell>
        </table:table-row>
        <table:table-row table:style-name="ro2">
          <table:table-cell office:value-type="string">
            <text:p>mcopy_tree</text:p>
          </table:table-cell>
          <table:table-cell office:value-type="string">
            <text:p>256x256</text:p>
          </table:table-cell>
          <table:table-cell table:formula="of:=[.D14]/[.C14]" office:value-type="float" office:value="0.366353746116298">
            <text:p>0.3663537461</text:p>
          </table:table-cell>
          <table:table-cell table:formula="of:=[.D14]/[.D14]" office:value-type="float" office:value="1">
            <text:p>1</text:p>
          </table:table-cell>
          <table:table-cell table:formula="of:=[.D14]/[.E14]" office:value-type="float" office:value="1.10696663756784">
            <text:p>1.1069666376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table:formula="of:=[.D15]/[.C15]" office:value-type="float" office:value="0.351337450076986">
            <text:p>0.3513374501</text:p>
          </table:table-cell>
          <table:table-cell table:formula="of:=[.D15]/[.D15]" office:value-type="float" office:value="1">
            <text:p>1</text:p>
          </table:table-cell>
          <table:table-cell table:formula="of:=[.D15]/[.E15]" office:value-type="float" office:value="1.09987903384051">
            <text:p>1.0998790338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table:formula="of:=[.D16]/[.C16]" office:value-type="float" office:value="0.463655803365195">
            <text:p>0.4636558034</text:p>
          </table:table-cell>
          <table:table-cell table:formula="of:=[.D16]/[.D16]" office:value-type="float" office:value="1">
            <text:p>1</text:p>
          </table:table-cell>
          <table:table-cell table:formula="of:=[.D16]/[.E16]" office:value-type="float" office:value="1.39864629954382">
            <text:p>1.3986462995</text:p>
          </table:table-cell>
        </table:table-row>
        <table:table-row table:style-name="ro2">
          <table:table-cell office:value-type="string">
            <text:p>mcopy_rect</text:p>
          </table:table-cell>
          <table:table-cell office:value-type="string">
            <text:p>256x256</text:p>
          </table:table-cell>
          <table:table-cell table:formula="of:=[.D17]/[.C17]" office:value-type="float" office:value="0.351676516518936">
            <text:p>0.3516765165</text:p>
          </table:table-cell>
          <table:table-cell table:formula="of:=[.D17]/[.D17]" office:value-type="float" office:value="1">
            <text:p>1</text:p>
          </table:table-cell>
          <table:table-cell table:formula="of:=[.D17]/[.E17]" office:value-type="float" office:value="1.06838494881744">
            <text:p>1.0683849488</text:p>
          </table:table-cell>
        </table:table-row>
        <table:table-row table:style-name="ro2">
          <table:table-cell/>
          <table:table-cell office:value-type="string">
            <text:p>512x512</text:p>
          </table:table-cell>
          <table:table-cell table:formula="of:=[.D18]/[.C18]" office:value-type="float" office:value="0.350558553170771">
            <text:p>0.3505585532</text:p>
          </table:table-cell>
          <table:table-cell table:formula="of:=[.D18]/[.D18]" office:value-type="float" office:value="1">
            <text:p>1</text:p>
          </table:table-cell>
          <table:table-cell table:formula="of:=[.D18]/[.E18]" office:value-type="float" office:value="1.04013401229801">
            <text:p>1.0401340123</text:p>
          </table:table-cell>
        </table:table-row>
        <table:table-row table:style-name="ro2">
          <table:table-cell/>
          <table:table-cell office:value-type="string">
            <text:p>1024x1024</text:p>
          </table:table-cell>
          <table:table-cell table:formula="of:=[.D19]/[.C19]" office:value-type="float" office:value="0.459442725954901">
            <text:p>0.459442726</text:p>
          </table:table-cell>
          <table:table-cell table:formula="of:=[.D19]/[.D19]" office:value-type="float" office:value="1">
            <text:p>1</text:p>
          </table:table-cell>
          <table:table-cell table:formula="of:=[.D19]/[.E19]" office:value-type="float" office:value="1.23992723660312">
            <text:p>1.239927236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8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1T10:47:39</meta:creation-date>
    <dc:date>2012-01-13T18:54:13</dc:date>
    <meta:editing-duration>PT52M31S</meta:editing-duration>
    <meta:editing-cycles>9</meta:editing-cycles>
    <meta:generator>LibreOffice/3.3$Unix LibreOffice_project/330m19$Build-301</meta:generator>
    <dc:creator>Shinpei Kato</dc:creator>
    <meta:document-statistic meta:table-count="3" meta:cell-count="162" meta:object-count="0"/>
  </office:meta>
</office:document-meta>
</file>